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officeooo:paragraph-rsid="001a9bf4" style:font-size-asian="13pt" style:font-size-complex="13pt"/>
    </style:style>
    <style:style style:name="P2" style:family="paragraph" style:parent-style-name="Standard">
      <style:text-properties fo:font-size="13pt" officeooo:paragraph-rsid="002280c8" style:font-size-asian="13pt" style:font-size-complex="13pt"/>
    </style:style>
    <style:style style:name="P3" style:family="paragraph" style:parent-style-name="Standard">
      <style:text-properties fo:font-size="13pt" officeooo:rsid="0029994d" officeooo:paragraph-rsid="0029994d" style:font-size-asian="13pt" style:font-size-complex="13pt"/>
    </style:style>
    <style:style style:name="T1" style:family="text">
      <style:text-properties officeooo:rsid="00122315"/>
    </style:style>
    <style:style style:name="T2" style:family="text">
      <style:text-properties officeooo:rsid="0014db6e"/>
    </style:style>
    <style:style style:name="T3" style:family="text">
      <style:text-properties officeooo:rsid="00186c58"/>
    </style:style>
    <style:style style:name="T4" style:family="text">
      <style:text-properties officeooo:rsid="00195199"/>
    </style:style>
    <style:style style:name="T5" style:family="text">
      <style:text-properties officeooo:rsid="001a9bf4"/>
    </style:style>
    <style:style style:name="T6" style:family="text">
      <style:text-properties officeooo:rsid="001b0ba7"/>
    </style:style>
    <style:style style:name="T7" style:family="text">
      <style:text-properties officeooo:rsid="001ded1a"/>
    </style:style>
    <style:style style:name="T8" style:family="text">
      <style:text-properties officeooo:rsid="00200a90"/>
    </style:style>
    <style:style style:name="T9" style:family="text">
      <style:text-properties officeooo:rsid="0021a766"/>
    </style:style>
    <style:style style:name="T10" style:family="text">
      <style:text-properties officeooo:rsid="002280c8"/>
    </style:style>
    <style:style style:name="T11" style:family="text">
      <style:text-properties officeooo:rsid="00253f2f"/>
    </style:style>
    <style:style style:name="T12" style:family="text">
      <style:text-properties officeooo:rsid="00272527"/>
    </style:style>
    <style:style style:name="T13" style:family="text">
      <style:text-properties officeooo:rsid="002913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y undergraduate studies revealed how </text:span>strongly<text:span text:style-name="T1"> I value the challenge and creative problem-solving </text:span><text:span text:style-name="T11">in</text:span><text:span text:style-name="T1"> computer science, a passion I’ve strengthened through research, independent projects, and hackathons. </text:span>This interest is especially reflected in my work on low-level programming, including operating systems and compilers, where I’ve dedicated significant personal time to researching and building these systems. Alongside <text:span text:style-name="T7">this,</text:span><text:span text:style-name="T2"> </text:span><text:span text:style-name="T7">I’</text:span><text:span text:style-name="T5">ve</text:span><text:span text:style-name="T2"> enjoyed web development </text:span><text:span text:style-name="T11">through</text:span><text:span text:style-name="T2"> </text:span><text:span text:style-name="T6">creating</text:span><text:span text:style-name="T2"> </text:span><text:span text:style-name="T3">a </text:span><text:span text:style-name="T2">project </text:span><text:span text:style-name="T3">for</text:span><text:span text:style-name="T2"> NHS Gateshead a</text:span><text:span text:style-name="T4">nd</text:span><text:span text:style-name="T2"> </text:span><text:span text:style-name="T6">developing </text:span><text:span text:style-name="T2">my personal website. </text:span></text:p>
      <text:p text:style-name="P1"/>
      <text:p text:style-name="P2">Obtaining a <text:span text:style-name="T12">Master’s</text:span> <text:span text:style-name="T8">feels</text:span> <text:span text:style-name="T9">like</text:span> the next progression in my <text:span text:style-name="T8">journey</text:span>, <text:span text:style-name="T8">where</text:span> I can develop my skills and knowledge. I am particularly interested in systems design and quantum computing. <text:span text:style-name="T7">This is due to the low level and technical nature, lending itself to my passions well </text:span>. <text:span text:style-name="T10">In the future I would like to move onto a P</text:span><text:span text:style-name="T12">h</text:span><text:span text:style-name="T10">D in which I believe a masters to be a progression from where I am now towards that point. This course will </text:span><text:span text:style-name="T13">allow me</text:span><text:span text:style-name="T10"> to gain some research experience, broaden my theoretical knowledge, and keep refining the technical skills that will help me contribute to the field.</text:span></text:p>
      <text:p text:style-name="P2"/>
      <text:p text:style-name="P2"/>
      <text:p text:style-name="P2"/>
      <text:p text:style-name="P3">FINAL PARAGRAPH HE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6:58:08.043056215</meta:creation-date>
    <meta:generator>LibreOffice/24.2.7.2$Linux_X86_64 LibreOffice_project/420$Build-2</meta:generator>
    <dc:date>2025-10-27T17:47:53.095841754</dc:date>
    <meta:editing-duration>PT48M5S</meta:editing-duration>
    <meta:editing-cycles>21</meta:editing-cycles>
    <meta:document-statistic meta:table-count="0" meta:image-count="0" meta:object-count="0" meta:page-count="1" meta:paragraph-count="3" meta:word-count="178" meta:character-count="1138" meta:non-whitespace-character-count="962"/>
  </office:meta>
</office:document-meta>
</file>